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Liberation Sans1" fo:font-size="14pt" fo:font-weight="bold" officeooo:rsid="0001aeca" officeooo:paragraph-rsid="0001aeca" style:font-size-asian="14pt" style:font-weight-asian="bold" style:font-size-complex="14pt" style:font-weight-complex="bold"/>
    </style:style>
    <style:style style:name="P2" style:family="paragraph" style:parent-style-name="Header">
      <style:paragraph-properties fo:text-align="center" style:justify-single-word="false"/>
      <style:text-properties style:font-name="Liberation Sans1" officeooo:rsid="000213c5" officeooo:paragraph-rsid="000213c5"/>
    </style:style>
    <style:style style:name="P3" style:family="paragraph" style:parent-style-name="Standard">
      <style:text-properties officeooo:rsid="0001aeca" officeooo:paragraph-rsid="0001aeca"/>
    </style:style>
    <style:style style:name="P4" style:family="paragraph" style:parent-style-name="Standard">
      <style:text-properties officeooo:rsid="0001aeca" officeooo:paragraph-rsid="0001aeca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30797"/>
    </style:style>
    <style:style style:name="T3" style:family="text">
      <style:text-properties officeooo:rsid="000307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derator, the Presbytery account balance reported to the August meeting was $6149.37, confirmed by a statement for August, which was received subsequent to the meeting.</text:p>
      <text:p text:style-name="P3"/>
      <text:p text:style-name="P3">Due to Covid-19 restrictions, I have received no further bank statements, although recent easing of travel limitations should overcome some of these difficulties in future. </text:p>
      <text:p text:style-name="P3"/>
      <text:p text:style-name="P3">Since there has been no subsequent activity, the balance of the account as at this date remains $6149.37.</text:p>
      <text:p text:style-name="P3"/>
      <text:p text:style-name="P3">I move that the report be received;</text:p>
      <text:p text:style-name="P3"/>
      <text:p text:style-name="P3">John Angelico</text:p>
      <text:p text:style-name="P3">Treasurer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ans1" fo:font-size="14pt" fo:font-weight="bold" officeooo:rsid="0001aeca" officeooo:paragraph-rsid="0001aeca" style:font-size-asian="14pt" style:font-weight-asian="bold" style:font-size-complex="14pt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Liberation Sans1" officeooo:rsid="000213c5" officeooo:paragraph-rsid="000213c5"/>
    </style:style>
    <style:style style:name="MT1" style:family="text">
      <style:text-properties officeooo:rsid="00030797"/>
    </style:style>
    <style:style style:name="MT2" style:family="text">
      <style:text-properties style:text-position="super 58%" officeooo:rsid="00030797"/>
    </style:style>
    <style:page-layout style:name="Mpm1">
      <style:page-layout-properties fo:page-width="21.001cm" fo:page-height="29.7cm" style:num-format="1" style:print-orientation="portrait" fo:margin-top="0.893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215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Presbytery of Melbourne East Treasurer’s Report</text:p>
        <text:p text:style-name="MP2"/>
        <text:p text:style-name="MP2">as at <text:span text:style-name="MT1">October</text:span> <text:span text:style-name="MT1">2</text:span>1<text:span text:style-name="MT2">st</text:span>, 2020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5T20:39:32.693902923</meta:creation-date>
    <dc:date>2020-10-18T14:24:53.938690321</dc:date>
    <meta:editing-duration>PT4M</meta:editing-duration>
    <meta:editing-cycles>3</meta:editing-cycles>
    <meta:generator>LibreOffice/6.1.5.2$Linux_X86_64 LibreOffice_project/10$Build-2</meta:generator>
    <meta:document-statistic meta:table-count="0" meta:image-count="0" meta:object-count="0" meta:page-count="1" meta:paragraph-count="8" meta:word-count="89" meta:character-count="575" meta:non-whitespace-character-count="493"/>
  </office:meta>
</office:document-meta>
</file>